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office:automatic-styles>
  <office:body>
    <office:text text:use-soft-page-breaks="true">
      <text:p text:style-name="P1">Underwater robot helps explain antarctic glacier’s retreat</text:p>
      <text:p text:style-name="P2">Notes :</text:p>
      <text:p text:style-name="P3">Western antarctica</text:p>
      <text:p text:style-name="P4">Really vast<text:s/>changing systeme</text:p>
      <text:p text:style-name="P5">Grounding line is were glacier touch the ocean</text:p>
      <text:p text:style-name="P6">Ice floating and bunch of ice behind</text:p>
      <text:p text:style-name="P7">Project between Us and British<text:s/></text:p>
      <text:p text:style-name="P8">Instrument and mind on this changing systeme</text:p>
      <text:p text:style-name="P9">First place were water warming up</text:p>
      <text:p text:style-name="P10">Icefin</text:p>
      <text:p text:style-name="P11">ROV<text:s/>= remotely operated vehicle</text:p>
      <text:p text:style-name="P12">Mobile<text:s/>Platform<text:s/>to get it everywhere on the glacier</text:p>
      <text:p text:style-name="P13"/>
      <text:p text:style-name="P14">Melting = record on surface</text:p>
      <text:p text:style-name="P15">Hot water drill for 500 meter hole</text:p>
      <text:p text:style-name="P16">Temperature water,<text:s/>how fast is<text:s/>moving water and shape<text:s/>of the ice.</text:p>
      <text:p text:style-name="P17">with data =&gt; see<text:s/>how ice is melting is different ways</text:p>
      <text:p text:style-name="P18">missing is picture of what is happening, until this<text:s/>field<text:s/>campaign</text:p>
      <text:p text:style-name="P19"/>
      <text:p text:style-name="P20">human experience</text:p>
      <text:p text:style-name="P21">so many people</text:p>
      <text:p text:style-name="P22"/>
      <text:p text:style-name="P23">creative people</text:p>
      <text:p text:style-name="P24"/>
      <text:p text:style-name="P25">Resume :</text:p>
      <text:p text:style-name="Normal">Ce documentaire parle d’une nouvelle manière pour analyser les glaciers. En effet, sur la côte Ouest de l’antarctique se déroule des recherches sur la fonte des glaciers grâce à un robot : Icefin.</text:p>
      <text:p text:style-name="Normal">Ils s’intéressent particulièrement à ce système car il change rapidement et ont peu d’informations dessus. L’endroit le plus important et la liaison entre le glacier et l’océan, même si jusqu’à présent, ils ne pouvaient recueillir des informations sur cet endroit.<text:s/>Ce projet est une collaboration entre Les Etats-Unis et la Grande-Bretagne.<text:s/>Cet endroit était le premier endroit où l’on a remarqué un réchauffement de l’eau de l’océan.<text:s/>Icefin est un véhicule télécommandé. Il est déplacé sur une plateforme a travers le<text:s/>glacier et est immergé a travers un long trou créer par des perceuse à eau chaude.</text:p>
      <text:soft-page-break/>
      <text:p text:style-name="Normal">Pour conclure, cette campagne est avant tout une expérience humaine incroyable avec des gens créatifs. Elle était importante car on peut maintenant se représenter ce qui se passe sous ces glacier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cas Vial</dc:creator>
    <meta:creation-date>2024-01-24T08:07:00Z</meta:creation-date>
    <dc:date>2024-01-24T09:18:00Z</dc:date>
    <meta:template xlink:href="Normal.dotm" xlink:type="simple"/>
    <meta:editing-cycles>2</meta:editing-cycles>
    <meta:editing-duration>PT4260S</meta:editing-duration>
    <meta:document-statistic meta:page-count="2" meta:paragraph-count="3" meta:word-count="263" meta:character-count="1709" meta:row-count="12" meta:non-whitespace-character-count="1449"/>
  </office:meta>
</office:document-meta>
</file>